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1d6c" officeooo:paragraph-rsid="000a1d6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ТЕСТОВЫЙ ДОКУМЕН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0:34:50.780634132</meta:creation-date>
    <dc:date>2023-12-16T10:35:32.863323740</dc:date>
    <meta:editing-duration>PT43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7.6.2.1$Linux_X86_64 LibreOffice_project/56f7684011345957bbf33a7ee678afaf4d2ba333</meta:generator>
  </office:meta>
</office:document-meta>
</file>